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  <style:style style:name="T4" style:family="text">
      <style:text-properties officeooo:rsid="003120de"/>
    </style:style>
    <style:style style:name="T5" style:family="text">
      <style:text-properties officeooo:rsid="003408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2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text:span text:style-name="T4">4de4</text:span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text:span text:style-name="T5">3de3retried</text:span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text:span text:style-name="T1">3de5</text:span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20:17:37.950220406</dc:date>
    <meta:editing-duration>PT21M44S</meta:editing-duration>
    <meta:editing-cycles>28</meta:editing-cycles>
    <meta:document-statistic meta:table-count="0" meta:image-count="0" meta:object-count="0" meta:page-count="1" meta:paragraph-count="6" meta:word-count="6" meta:character-count="367" meta:non-whitespace-character-count="367"/>
  </office:meta>
</office:document-meta>
</file>